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420</text:p>
      <text:p text:style-name="Standard">Samuel Marrujo</text:p>
      <text:p text:style-name="Standard">Professor Yu</text:p>
      <text:p text:style-name="Standard">Lab 07</text:p>
      <text:p text:style-name="Standard"/>
      <text:p text:style-name="P2">Vertex Arrays</text:p>
      <text:p text:style-name="P1">In this part of the lab, it was a modification to the program given. After some contemplation of how it was presented during class, and the change of the function in glArrayElement(), <text:s/>I believe I was able to accomplish this task successfully, since there were no errors and the display window was changed. Here are my results for this program:</text:p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3-10-16T17:19:56</dc:date>
    <dc:creator>003914325 </dc:creator>
    <meta:editing-duration>PT4H34M30S</meta:editing-duration>
    <meta:editing-cycles>16</meta:editing-cycles>
    <meta:generator>LibreOffice/3.4$Unix LibreOffice_project/340m1$Build-502</meta:generator>
    <meta:document-statistic meta:table-count="0" meta:image-count="0" meta:object-count="0" meta:page-count="2" meta:paragraph-count="6" meta:word-count="69" meta:character-count="395" meta:non-whitespace-character-count="331"/>
  </office:meta>
</office:document-meta>
</file>